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fill-color="#99ccff" draw:fill-gradient-name="Gradient_20_1" draw:fill-hatch-name="Black_20_0_20_Degrees" draw:fill-image-name="Empty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draw:marker-start-width="0.381cm" draw:marker-end-width="0.381cm" draw:fill="solid" draw:fill-color="#000000" draw:fill-gradient-name="Gradient_20_1" draw:fill-hatch-name="Black_20_0_20_Degrees" draw:fill-image-name="Empty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3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2.644cm" svg:y="0.042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2.54cm" svg:x="3.279cm" svg:y="0.67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1.905cm" svg:height="1.27cm" svg:x="3.596cm" svg:y="0.04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3.619cm" svg:y="0.431cm">
          <text:p text:style-name="P2"><text:span text:style-name="T1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81cm" svg:height="3.81cm" svg:x="2.644cm" svg:y="0.04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4.068cm" svg:y="0.258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4.553cm" svg:y="0.257cm">
          <text:p text:style-name="P2"><text:span text:style-name="T1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034cm" svg:y="0.384cm">
          <text:p text:style-name="P2"><text:span text:style-name="T1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506cm" svg:y="0.684cm">
          <text:p text:style-name="P2"><text:span text:style-name="T1">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815cm" svg:y="1.211cm">
          <text:p text:style-name="P2"><text:span text:style-name="T1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909cm" svg:y="1.789cm">
          <text:p text:style-name="P2"><text:span text:style-name="T1">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76cm" svg:y="2.364cm">
          <text:p text:style-name="P2"><text:span text:style-name="T1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425cm" svg:y="2.858cm">
          <text:p text:style-name="P2"><text:span text:style-name="T1">9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4.931cm" svg:y="3.191cm">
          <text:p text:style-name="P2"><text:span text:style-name="T1">1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4.345cm" svg:y="3.307cm">
          <text:p text:style-name="P2"><text:span text:style-name="T1">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3.183cm" svg:y="0.685cm">
          <text:p text:style-name="P2"><text:span text:style-name="T1">17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.874cm" svg:y="1.212cm">
          <text:p text:style-name="P2"><text:span text:style-name="T1">16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.78cm" svg:y="1.79cm">
          <text:p text:style-name="P2"><text:span text:style-name="T1">15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.929cm" svg:y="2.365cm">
          <text:p text:style-name="P2"><text:span text:style-name="T1">14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3.264cm" svg:y="2.859cm">
          <text:p text:style-name="P2"><text:span text:style-name="T1">13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3.758cm" svg:y="3.192cm">
          <text:p text:style-name="P2"><text:span text:style-name="T1">12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81cm" svg:height="3.81cm" svg:x="0.042cm" svg:y="4.483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2.54cm" svg:x="0.677cm" svg:y="5.11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1.905cm" svg:height="1.27cm" svg:x="0.994cm" svg:y="4.4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.017cm" svg:y="4.872cm">
          <text:p text:style-name="P2"><text:span text:style-name="T1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81cm" svg:height="3.81cm" svg:x="0.042cm" svg:y="4.4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.466cm" svg:y="4.699cm">
          <text:p text:style-name="P2"><text:span text:style-name="T1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.951cm" svg:y="4.698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.432cm" svg:y="4.825cm">
          <text:p text:style-name="P2"><text:span text:style-name="T1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.904cm" svg:y="5.125cm">
          <text:p text:style-name="P2"><text:span text:style-name="T1">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3.213cm" svg:y="5.652cm">
          <text:p text:style-name="P2"><text:span text:style-name="T1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3.307cm" svg:y="6.23cm">
          <text:p text:style-name="P2"><text:span text:style-name="T1">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3.158cm" svg:y="6.805cm">
          <text:p text:style-name="P2"><text:span text:style-name="T1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.823cm" svg:y="7.299cm">
          <text:p text:style-name="P2"><text:span text:style-name="T1">9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.329cm" svg:y="7.632cm">
          <text:p text:style-name="P2"><text:span text:style-name="T1">1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.743cm" svg:y="7.748cm">
          <text:p text:style-name="P2"><text:span text:style-name="T1">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0.581cm" svg:y="5.126cm">
          <text:p text:style-name="P2"><text:span text:style-name="T1">17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0.272cm" svg:y="5.653cm">
          <text:p text:style-name="P2"><text:span text:style-name="T1">16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0.178cm" svg:y="6.231cm">
          <text:p text:style-name="P2"><text:span text:style-name="T1">15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0.327cm" svg:y="6.806cm">
          <text:p text:style-name="P2"><text:span text:style-name="T1">14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0.662cm" svg:y="7.3cm">
          <text:p text:style-name="P2"><text:span text:style-name="T1">13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.156cm" svg:y="7.633cm">
          <text:p text:style-name="P2"><text:span text:style-name="T1">12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81cm" svg:height="3.81cm" svg:x="5.456cm" svg:y="4.482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2.54cm" svg:x="6.091cm" svg:y="5.11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1.905cm" svg:height="1.27cm" svg:x="6.408cm" svg:y="4.48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6.431cm" svg:y="4.871cm">
          <text:p text:style-name="P2"><text:span text:style-name="T1">1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81cm" svg:height="3.81cm" svg:x="5.456cm" svg:y="4.48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6.88cm" svg:y="4.698cm">
          <text:p text:style-name="P2"><text:span text:style-name="T1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7.365cm" svg:y="4.697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7.846cm" svg:y="4.824cm">
          <text:p text:style-name="P2"><text:span text:style-name="T1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8.318cm" svg:y="5.124cm">
          <text:p text:style-name="P2"><text:span text:style-name="T1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8.627cm" svg:y="5.651cm">
          <text:p text:style-name="P2"><text:span text:style-name="T1">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8.721cm" svg:y="6.229cm">
          <text:p text:style-name="P2"><text:span text:style-name="T1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8.572cm" svg:y="6.804cm">
          <text:p text:style-name="P2"><text:span text:style-name="T1">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8.237cm" svg:y="7.298cm">
          <text:p text:style-name="P2"><text:span text:style-name="T1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7.743cm" svg:y="7.631cm">
          <text:p text:style-name="P2"><text:span text:style-name="T1">9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7.157cm" svg:y="7.747cm">
          <text:p text:style-name="P2"><text:span text:style-name="T1">1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995cm" svg:y="5.125cm">
          <text:p text:style-name="P2"><text:span text:style-name="T1">16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686cm" svg:y="5.652cm">
          <text:p text:style-name="P2"><text:span text:style-name="T1">15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592cm" svg:y="6.23cm">
          <text:p text:style-name="P2"><text:span text:style-name="T1">14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5.741cm" svg:y="6.805cm">
          <text:p text:style-name="P2"><text:span text:style-name="T1">13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6.076cm" svg:y="7.299cm">
          <text:p text:style-name="P2"><text:span text:style-name="T1">12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6.57cm" svg:y="7.632cm">
          <text:p text:style-name="P2"><text:span text:style-name="T1">11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3.41cm" svg:y1="3.765cm" svg:x2="2.907cm" svg:y2="4.511cm">
          <text:p text:style-name="P4"/>
        </draw:line>
        <draw:line draw:style-name="gr5" draw:text-style-name="P1" draw:layer="layout" svg:x1="5.874cm" svg:y1="3.695cm" svg:x2="6.36cm" svg:y2="4.442cm">
          <text:p text:style-name="P4"/>
        </draw:line>
        <draw:frame draw:style-name="gr6" draw:text-style-name="P5" draw:layer="layout" svg:width="2.64cm" svg:height="0.954cm" svg:x="3.393cm" svg:y="8.882cm">
          <draw:text-box>
            <text:p text:style-name="P4"><text:span text:style-name="T2">Figure 1</text:span></text:p>
          </draw:text-box>
        </draw:frame>
        <draw:custom-shape draw:style-name="gr1" draw:text-style-name="P1" draw:layer="layout" svg:width="3.81cm" svg:height="3.81cm" svg:x="12.477cm" svg:y="2.792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2.54cm" svg:x="13.112cm" svg:y="3.4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1.905cm" svg:height="1.27cm" svg:x="13.429cm" svg:y="2.7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3.452cm" svg:y="3.181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81cm" svg:height="3.81cm" svg:x="12.477cm" svg:y="2.79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3.901cm" svg:y="3.008cm">
          <text:p text:style-name="P2"><text:span text:style-name="T1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4.386cm" svg:y="3.007cm">
          <text:p text:style-name="P2"><text:span text:style-name="T1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4.867cm" svg:y="3.134cm">
          <text:p text:style-name="P2"><text:span text:style-name="T1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5.339cm" svg:y="3.434cm">
          <text:p text:style-name="P2"><text:span text:style-name="T1">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5.648cm" svg:y="3.961cm">
          <text:p text:style-name="P2"><text:span text:style-name="T1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5.742cm" svg:y="4.539cm">
          <text:p text:style-name="P2"><text:span text:style-name="T1">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5.593cm" svg:y="5.114cm">
          <text:p text:style-name="P2"><text:span text:style-name="T1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5.258cm" svg:y="5.608cm">
          <text:p text:style-name="P2"><text:span text:style-name="T1">9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4.764cm" svg:y="5.941cm">
          <text:p text:style-name="P2"><text:span text:style-name="T1">1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4.178cm" svg:y="6.057cm">
          <text:p text:style-name="P2"><text:span text:style-name="T1">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3.016cm" svg:y="3.435cm">
          <text:p text:style-name="P2"><text:span text:style-name="T1">17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2.707cm" svg:y="3.962cm">
          <text:p text:style-name="P2"><text:span text:style-name="T1">16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2.613cm" svg:y="4.54cm">
          <text:p text:style-name="P2"><text:span text:style-name="T1">15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2.762cm" svg:y="5.115cm">
          <text:p text:style-name="P2"><text:span text:style-name="T1">14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3.097cm" svg:y="5.609cm">
          <text:p text:style-name="P2"><text:span text:style-name="T1">13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3.591cm" svg:y="5.942cm">
          <text:p text:style-name="P2"><text:span text:style-name="T1">12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81cm" svg:height="3.81cm" svg:x="19.301cm" svg:y="2.793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2.54cm" svg:x="19.936cm" svg:y="3.42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1.905cm" svg:height="1.27cm" svg:x="20.253cm" svg:y="2.79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0.276cm" svg:y="3.182cm">
          <text:p text:style-name="P2"><text:span text:style-name="T1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81cm" svg:height="3.81cm" svg:x="19.301cm" svg:y="2.79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0.725cm" svg:y="3.009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1.21cm" svg:y="3.008cm">
          <text:p text:style-name="P2"><text:span text:style-name="T1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1.691cm" svg:y="3.135cm">
          <text:p text:style-name="P2"><text:span text:style-name="T1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2.163cm" svg:y="3.435cm">
          <text:p text:style-name="P2"><text:span text:style-name="T1">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2.472cm" svg:y="3.962cm">
          <text:p text:style-name="P2"><text:span text:style-name="T1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2.566cm" svg:y="4.54cm">
          <text:p text:style-name="P2"><text:span text:style-name="T1">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2.417cm" svg:y="5.115cm">
          <text:p text:style-name="P2"><text:span text:style-name="T1">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2.082cm" svg:y="5.609cm">
          <text:p text:style-name="P2"><text:span text:style-name="T1">9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1.588cm" svg:y="5.942cm">
          <text:p text:style-name="P2"><text:span text:style-name="T1">1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1.002cm" svg:y="6.058cm">
          <text:p text:style-name="P2"><text:span text:style-name="T1">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9.84cm" svg:y="3.436cm">
          <text:p text:style-name="P2"><text:span text:style-name="T1">17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9.531cm" svg:y="3.963cm">
          <text:p text:style-name="P2"><text:span text:style-name="T1">16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9.437cm" svg:y="4.541cm">
          <text:p text:style-name="P2"><text:span text:style-name="T1">15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9.586cm" svg:y="5.116cm">
          <text:p text:style-name="P2"><text:span text:style-name="T1">14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19.921cm" svg:y="5.61cm">
          <text:p text:style-name="P2"><text:span text:style-name="T1">13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434cm" svg:height="0.434cm" svg:x="20.415cm" svg:y="5.943cm">
          <text:p text:style-name="P2"><text:span text:style-name="T1">12</text:span></text:p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16.616cm" svg:y1="4.709cm" svg:x2="17.41cm" svg:y2="4.709cm">
          <text:p text:style-name="P4"/>
        </draw:line>
        <draw:frame draw:style-name="gr6" draw:text-style-name="P5" draw:layer="layout" svg:width="2.64cm" svg:height="0.954cm" svg:x="16.497cm" svg:y="8.909cm">
          <draw:text-box>
            <text:p text:style-name="P4"><text:span text:style-name="T2">Figure 2</text:span></text:p>
          </draw:text-box>
        </draw:frame>
        <draw:frame draw:style-name="gr6" draw:text-style-name="P6" draw:layer="layout" svg:width="2.102cm" svg:height="0.755cm" svg:x="1.012cm" svg:y="3.538cm">
          <draw:text-box>
            <text:p text:style-name="P4"><text:span text:style-name="T3">Reversal</text:span></text:p>
          </draw:text-box>
        </draw:frame>
        <draw:frame draw:style-name="gr6" draw:text-style-name="P6" draw:layer="layout" svg:width="2.077cm" svg:height="0.755cm" svg:x="6.249cm" svg:y="3.504cm">
          <draw:text-box>
            <text:p text:style-name="P4"><text:span text:style-name="T3">Rotation</text:span></text:p>
          </draw:text-box>
        </draw:frame>
        <draw:line draw:style-name="gr5" draw:text-style-name="P1" draw:layer="layout" svg:x1="18.202cm" svg:y1="4.726cm" svg:x2="18.996cm" svg:y2="4.726cm">
          <text:p text:style-name="P4"/>
        </draw:line>
        <draw:frame draw:style-name="gr6" draw:text-style-name="P7" draw:layer="layout" svg:width="0.921cm" svg:height="0.806cm" svg:x="17.335cm" svg:y="4.41cm">
          <draw:text-box>
            <text:p text:style-name="P4"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19cm" fo:page-height="9.72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07T21:48:40</meta:creation-date>
    <dc:date>2008-10-12T00:13:55</dc:date>
    <meta:editing-cycles>5</meta:editing-cycles>
    <meta:editing-duration>PT16M15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